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79.1mm" svg:y="76.08mm">
            <loext:p draw:notify-on-update-of-ranges="Лист1.C13:Лист1.J13 Лист1.B14:Лист1.B14 Лист1.C14:Лист1.J14 Лист1.B15:Лист1.B15 Лист1.C15:Лист1.J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матрица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потоки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216" calcext:value-type="float">
            <text:p>0,000216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0189" calcext:value-type="float">
            <text:p>0,000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0138" calcext:value-type="float">
            <text:p>0,000138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87" calcext:value-type="float">
            <text:p>0,000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0243" calcext:value-type="float">
            <text:p>0,000243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0.000329" calcext:value-type="float">
            <text:p>0,000329</text:p>
          </table:table-cell>
          <table:table-cell office:value-type="float" office:value="0.000281" calcext:value-type="float">
            <text:p>0,000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00517" calcext:value-type="float">
            <text:p>0,000517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44" calcext:value-type="float">
            <text:p>0,000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00464" calcext:value-type="float">
            <text:p>0,000464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478" calcext:value-type="float">
            <text:p>0,000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00643" calcext:value-type="float">
            <text:p>0,000643</text:p>
          </table:table-cell>
          <table:table-cell office:value-type="float" office:value="0.000523" calcext:value-type="float">
            <text:p>0,000523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0675" calcext:value-type="float">
            <text:p>0,000675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34" calcext:value-type="float">
            <text:p>0,000634</text:p>
          </table:table-cell>
          <table:table-cell office:value-type="float" office:value="0.000533" calcext:value-type="float">
            <text:p>0,000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00117" calcext:value-type="float">
            <text:p>0,00117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0.001156" calcext:value-type="float">
            <text:p>0,001156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001943" calcext:value-type="float">
            <text:p>0,001943</text:p>
          </table:table-cell>
          <table:table-cell office:value-type="float" office:value="0.002098" calcext:value-type="float">
            <text:p>0,002098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2083" calcext:value-type="float">
            <text:p>0,002083</text:p>
          </table:table-cell>
          <table:table-cell office:value-type="float" office:value="0.002067" calcext:value-type="float">
            <text:p>0,002067</text:p>
          </table:table-cell>
          <table:table-cell office:value-type="float" office:value="0.002223" calcext:value-type="float">
            <text:p>0,002223</text:p>
          </table:table-cell>
          <table:table-cell office:value-type="float" office:value="0.001978" calcext:value-type="float">
            <text:p>0,0019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002259" calcext:value-type="float">
            <text:p>0,002259</text:p>
          </table:table-cell>
          <table:table-cell office:value-type="float" office:value="0.002272" calcext:value-type="float">
            <text:p>0,002272</text:p>
          </table:table-cell>
          <table:table-cell office:value-type="float" office:value="0.002099" calcext:value-type="float">
            <text:p>0,002099</text:p>
          </table:table-cell>
          <table:table-cell office:value-type="float" office:value="0.002635" calcext:value-type="float">
            <text:p>0,002635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2432" calcext:value-type="float">
            <text:p>0,002432</text:p>
          </table:table-cell>
          <table:table-cell office:value-type="float" office:value="0.002255" calcext:value-type="float">
            <text:p>0,002255</text:p>
          </table:table-cell>
          <table:table-cell office:value-type="float" office:value="0.002384" calcext:value-type="float">
            <text:p>0,0023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без потоков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986" calcext:value-type="float">
            <text:p>0,00986</text:p>
          </table:table-cell>
          <table:table-cell office:value-type="float" office:value="0.019502" calcext:value-type="float">
            <text:p>0,019502</text:p>
          </table:table-cell>
          <table:table-cell office:value-type="float" office:value="0.145026" calcext:value-type="float">
            <text:p>0,145026</text:p>
          </table:table-cell>
          <table:table-cell office:value-type="float" office:value="0.40047" calcext:value-type="float">
            <text:p>0,40047</text:p>
          </table:table-cell>
          <table:table-cell office:value-type="float" office:value="1.600426" calcext:value-type="float">
            <text:p>1,600426</text:p>
          </table:table-cell>
        </table:table-row>
        <table:table-row table:style-name="ro1">
          <table:table-cell/>
          <table:table-cell office:value-type="string" calcext:value-type="string">
            <text:p>матрица</text:p>
          </table:table-cell>
          <table:table-cell office:value-type="float" office:value="0.000006242" calcext:value-type="float">
            <text:p>0,000006242</text:p>
          </table:table-cell>
          <table:table-cell office:value-type="float" office:value="0.000008686" calcext:value-type="float">
            <text:p>0,000008686</text:p>
          </table:table-cell>
          <table:table-cell office:value-type="float" office:value="0.00059297" calcext:value-type="float">
            <text:p>0,00059297</text:p>
          </table:table-cell>
          <table:table-cell office:value-type="float" office:value="0.0129769" calcext:value-type="float">
            <text:p>0,0129769</text:p>
          </table:table-cell>
          <table:table-cell office:value-type="float" office:value="0.0393618" calcext:value-type="float">
            <text:p>0,0393618</text:p>
          </table:table-cell>
          <table:table-cell office:value-type="float" office:value="0.158108" calcext:value-type="float">
            <text:p>0,158108</text:p>
          </table:table-cell>
          <table:table-cell office:value-type="float" office:value="0.444926" calcext:value-type="float">
            <text:p>0,444926</text:p>
          </table:table-cell>
          <table:table-cell office:value-type="float" office:value="1.74803" calcext:value-type="float">
            <text:p>1,74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5:47:29.8748587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3:06:03.438947317</meta:creation-date>
    <dc:date>2016-11-16T15:57:50.768553517</dc:date>
    <meta:editing-duration>PT13M5S</meta:editing-duration>
    <meta:editing-cycles>2</meta:editing-cycles>
    <meta:generator>LibreOffice/5.1.4.2$Linux_x86 LibreOffice_project/10m0$Build-2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2cm" svg:y="3.952cm" style:legend-expansion="high" chart:style-name="ch2"/>
        <chart:plot-area chart:style-name="ch3" table:cell-range-address="Лист1.B13:Лист1.J15" chart:data-source-has-labels="both" svg:x="0.32cm" svg:y="0.18cm" svg:width="12.243cm" svg:height="8.64cm">
          <chartooo:coordinate-region svg:x="1.047cm" svg:y="0.379cm" svg:width="11.051cm" svg:height="7.794cm"/>
          <chart:axis chart:dimension="x" chart:name="primary-x" chart:style-name="ch4" chartooo:axis-type="auto">
            <chartooo:date-scale/>
            <chart:categories table:cell-range-address="Лист1.C13:Лист1.J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C14:Лист1.J14" chart:label-cell-address="Лист1.B14:Лист1.B14" chart:class="chart:line">
            <chart:data-point chart:repeated="8"/>
          </chart:series>
          <chart:series chart:style-name="ch7" chart:values-cell-range-address="Лист1.C15:Лист1.J15" chart:label-cell-address="Лист1.B15:Лист1.B1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Лист1.C13:Лист1.J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без потоков</text:p>
                <draw:g>
                  <svg:desc>Лист1.B14:Лист1.B14</svg:desc>
                </draw:g>
              </table:table-cell>
              <table:table-cell office:value-type="float" office:value="0.000083">
                <text:p>0.000083</text:p>
                <draw:g>
                  <svg:desc>Лист1.C14:Лист1.J14</svg:desc>
                </draw:g>
              </table:table-cell>
              <table:table-cell office:value-type="float" office:value="0.00003">
                <text:p>0.00003</text:p>
              </table:table-cell>
              <table:table-cell office:value-type="float" office:value="0.000622">
                <text:p>0.000622</text:p>
              </table:table-cell>
              <table:table-cell office:value-type="float" office:value="0.00986">
                <text:p>0.00986</text:p>
              </table:table-cell>
              <table:table-cell office:value-type="float" office:value="0.019502">
                <text:p>0.019502</text:p>
              </table:table-cell>
              <table:table-cell office:value-type="float" office:value="0.145026">
                <text:p>0.145026</text:p>
              </table:table-cell>
              <table:table-cell office:value-type="float" office:value="0.40047">
                <text:p>0.40047</text:p>
              </table:table-cell>
              <table:table-cell office:value-type="float" office:value="1.600426">
                <text:p>1.600426</text:p>
              </table:table-cell>
            </table:table-row>
            <table:table-row>
              <table:table-cell office:value-type="string">
                <text:p>матрица</text:p>
                <draw:g>
                  <svg:desc>Лист1.B15:Лист1.B15</svg:desc>
                </draw:g>
              </table:table-cell>
              <table:table-cell office:value-type="float" office:value="0.000006242">
                <text:p>0.000006242</text:p>
                <draw:g>
                  <svg:desc>Лист1.C15:Лист1.J15</svg:desc>
                </draw:g>
              </table:table-cell>
              <table:table-cell office:value-type="float" office:value="0.000008686">
                <text:p>0.000008686</text:p>
              </table:table-cell>
              <table:table-cell office:value-type="float" office:value="0.00059297">
                <text:p>0.00059297</text:p>
              </table:table-cell>
              <table:table-cell office:value-type="float" office:value="0.0129769">
                <text:p>0.0129769</text:p>
              </table:table-cell>
              <table:table-cell office:value-type="float" office:value="0.0393618">
                <text:p>0.0393618</text:p>
              </table:table-cell>
              <table:table-cell office:value-type="float" office:value="0.158108">
                <text:p>0.158108</text:p>
              </table:table-cell>
              <table:table-cell office:value-type="float" office:value="0.444926">
                <text:p>0.444926</text:p>
              </table:table-cell>
              <table:table-cell office:value-type="float" office:value="1.74803">
                <text:p>1.74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